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paragraph-properties>
        <style:tab-stops>
          <style:tab-stop style:position="4.8673in"/>
        </style:tab-stops>
      </style:paragraph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54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ing Ansible</text:p>
      <text:p text:style-name="Standard"/>
      <text:p text:style-name="Standard">Introduction/Configuration Management &amp; Orchestration</text:p>
      <text:list xml:id="list5644938211136817633" text:style-name="L1">
        <text:list-item>
          <text:p text:style-name="P2">Configuration Management</text:p>
          <text:list>
            <text:list-item>
              <text:p text:style-name="P2">Taking a particular host and getting it in it's end desired state.</text:p>
            </text:list-item>
            <text:list-item>
              <text:p text:style-name="P2">Benefits of Infrastructure Automation by Code</text:p>
              <text:list>
                <text:list-item>
                  <text:p text:style-name="P2">How to get software stood up in a way that is repeatable and reliable and that can be committed to a repository.</text:p>
                </text:list-item>
                <text:list-item>
                  <text:p text:style-name="P2">Done to reduce time to do changes.</text:p>
                </text:list-item>
                <text:list-item>
                  <text:p text:style-name="P2">Having it in code gives you an opportunity to do incremental changes.</text:p>
                </text:list-item>
                <text:list-item>
                  <text:p text:style-name="P2">You can run tests against it when it is put in code.</text:p>
                </text:list-item>
                <text:list-item>
                  <text:p text:style-name="P2">Get some built in auditing.</text:p>
                </text:list-item>
              </text:list>
            </text:list-item>
            <text:list-item>
              <text:p text:style-name="P2">Ansible, Puppet, and Chef</text:p>
              <text:list>
                <text:list-item>
                  <text:p text:style-name="P2">Allows you to use abstractions to do things.</text:p>
                  <text:list>
                    <text:list-item>
                      <text:p text:style-name="P2">Cross-platform automation</text:p>
                    </text:list-item>
                    <text:list-item>
                      <text:p text:style-name="P2">Variables</text:p>
                    </text:list-item>
                    <text:list-item>
                      <text:p text:style-name="P2">Framework for building modular code.</text:p>
                    </text:list-item>
                    <text:list-item>
                      <text:p text:style-name="P2">Idempotent</text:p>
                      <text:list>
                        <text:list-item>
                          <text:p text:style-name="P2">The first time you run something, it gives you the correct result.</text:p>
                        </text:list-item>
                        <text:list-item>
                          <text:p text:style-name="P2">If you run it again, it should give the same resul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Orchestration</text:p>
          <text:list>
            <text:list-item>
              <text:p text:style-name="P2">Makes sure that integration tasks are completed prior to configuration management.</text:p>
            </text:list-item>
          </text:list>
        </text:list-item>
        <text:list-item>
          <text:p text:style-name="P2">Ansible</text:p>
          <text:list>
            <text:list-item>
              <text:p text:style-name="P2">Procedural allows orchestration</text:p>
            </text:list-item>
            <text:list-item>
              <text:p text:style-name="P2">Configuration management allows manipulating a particular host.</text:p>
            </text:list-item>
          </text:list>
        </text:list-item>
      </text:list>
      <text:p text:style-name="Standard">Preparation</text:p>
      <text:list xml:id="list6492738817790364362" text:style-name="L2">
        <text:list-item>
          <text:p text:style-name="P3">Environment Setup</text:p>
          <text:list>
            <text:list-item>
              <text:p text:style-name="P3">Topology</text:p>
              <text:list>
                <text:list-item>
                  <text:p text:style-name="P3">3-tier System</text:p>
                  <text:list>
                    <text:list-item>
                      <text:p text:style-name="P3">Load Balancer Tier</text:p>
                    </text:list-item>
                    <text:list-item>
                      <text:p text:style-name="P3">Webserver Tier</text:p>
                    </text:list-item>
                    <text:list-item>
                      <text:p text:style-name="P3">Database Tier</text:p>
                    </text:list-item>
                  </text:list>
                </text:list-item>
                <text:list-item>
                  <text:p text:style-name="P3">Control machine</text:p>
                  <text:list>
                    <text:list-item>
                      <text:p text:style-name="P3">The orchestration hub</text:p>
                    </text:list-item>
                    <text:list-item>
                      <text:p text:style-name="P3">This is where we install ansible and do our orchestration and configuration managemen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Installation</text:p>
          <text:list>
            <text:list-item>
              <text:p text:style-name="P3">Set up a Ubuntu machine. </text:p>
            </text:list-item>
            <text:list-item>
              <text:p text:style-name="P3">SSH into it</text:p>
            </text:list-item>
            <text:list-item>
              <text:p text:style-name="P3">Install ansible </text:p>
            </text:list-item>
          </text:list>
        </text:list-item>
        <text:list-item>
          <text:p text:style-name="P3">Inventory 1</text:p>
          <text:list>
            <text:list-item>
              <text:p text:style-name="P3">Info</text:p>
              <text:list>
                <text:list-item>
                  <text:p text:style-name="P3">Every command has both the command that you run and the target that you want to run against.</text:p>
                  <text:list>
                    <text:list-item>
                      <text:p text:style-name="P3">Specify all potential targets in advance.</text:p>
                    </text:list-item>
                    <text:list-item>
                      <text:p text:style-name="P3">Do this by populating inventory.</text:p>
                    </text:list-item>
                    <text:list-item>
                      <text:p text:style-name="P3"><text:soft-page-break/>Inventory</text:p>
                      <text:list>
                        <text:list-item>
                          <text:p text:style-name="P3">Forms of inventory</text:p>
                          <text:list>
                            <text:list-item>
                              <text:p text:style-name="P3">Static</text:p>
                              <text:list>
                                <text:list-item>
                                  <text:p text:style-name="P3">Has a list of hosts.</text:p>
                                </text:list-item>
                              </text:list>
                            </text:list-item>
                            <text:list-item>
                              <text:p text:style-name="P3">Dynamic</text:p>
                              <text:list>
                                <text:list-item>
                                  <text:p text:style-name="P3">Calls an API that returns the list of hosts.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Contents of Inventory List</text:p>
                          <text:list>
                            <text:list-item>
                              <text:p text:style-name="P3">The hosts</text:p>
                            </text:list-item>
                            <text:list-item>
                              <text:p text:style-name="P3">Extra details of how to connect to a host.</text:p>
                              <text:list>
                                <text:list-item>
                                  <text:p text:style-name="P3">Whenever you run a script on that host, you can guarantee the proper parameters of that host will be used.</text:p>
                                </text:list-item>
                              </text:list>
                            </text:list-item>
                            <text:list-item>
                              <text:p text:style-name="P3">Groups</text:p>
                              <text:list>
                                <text:list-item>
                                  <text:p text:style-name="P3">A collection of hosts</text:p>
                                </text:list-item>
                                <text:list-item>
                                  <text:p text:style-name="P3">You can pass variables in by the inventory.</text:p>
                                </text:list-item>
                                <text:list-item>
                                  <text:p text:style-name="P3">Usually grouped by rol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It's best to create your own local inventory file that can be updated in the repo.</text:p>
                    </text:list-item>
                  </text:list>
                </text:list-item>
              </text:list>
            </text:list-item>
            <text:list-item>
              <text:p text:style-name="P3">Work</text:p>
              <text:list>
                <text:list-item>
                  <text:p text:style-name="P3">Command: ansible –list-hosts all</text:p>
                  <text:list>
                    <text:list-item>
                      <text:p text:style-name="P3">Used to list all of the hosts in the inventory.</text:p>
                    </text:list-item>
                  </text:list>
                </text:list-item>
                <text:list-item>
                  <text:p text:style-name="P3">Directory: '/etc/ansible/hosts'</text:p>
                  <text:list>
                    <text:list-item>
                      <text:p text:style-name="P3">This is where all of the hosts are located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Inventory 2</text:p>
          <text:list>
            <text:list-item>
              <text:p text:style-name="P3">Info</text:p>
              <text:list>
                <text:list-item>
                  <text:p text:style-name="P3">To make a group with a host, put the group name in square brackets and put the host under the square brackets host.</text:p>
                </text:list-item>
                <text:list-item>
                  <text:p text:style-name="P3">By default, ansible will attempt to ssh into every host in the inventory.</text:p>
                  <text:list>
                    <text:list-item>
                      <text:p text:style-name="P3">Therefore, if run the ansible script from the control host, by default it will attempt to ssh into itself.</text:p>
                    </text:list-item>
                    <text:list-item>
                      <text:p text:style-name="P3">To avoid trying to SSH into itself, add the following parameter to the control host:</text:p>
                      <text:list>
                        <text:list-header>
                          <text:p text:style-name="P3">ansible_connection=local</text:p>
                        </text:list-header>
                        <text:list-item>
                          <text:p text:style-name="P3">This parameter will allow the ansible script to still connect, but not ssh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Work</text:p>
              <text:list>
                <text:list-item>
                  <text:p text:style-name="P3">In local directory, create an ansible directory with a file called 'dev'</text:p>
                  <text:list>
                    <text:list-item>
                      <text:p text:style-name="P3">Create a group for the load balancers, for the web servers, for the control host, and for the databases.</text:p>
                    </text:list-item>
                  </text:list>
                </text:list-item>
                <text:list-item>
                  <text:p text:style-name="P3">List all of the hosts in dev</text:p>
                  <text:list>
                    <text:list-item>
                      <text:p text:style-name="P3">Command: ansible -i &lt;pathTo_DevFile&gt; --list-hosts all</text:p>
                    </text:list-item>
                  </text:list>
                </text:list-item>
                <text:list-item>
                  <text:p text:style-name="P3">2 optimizations</text:p>
                  <text:list>
                    <text:list-item>
                      <text:p text:style-name="P3">Add ansbile_connection parameter to control</text:p>
                    </text:list-item>
                    <text:list-item>
                      <text:p text:style-name="P3">Remove necessity to pass -i for each command.</text:p>
                      <text:list>
                        <text:list-item>
                          <text:p text:style-name="P3">Sudo into the configuration file.</text:p>
                        </text:list-item>
                        <text:list-item>
                          <text:p text:style-name="P3">In our local directory, create a new file titled 'ansible.cfg'</text:p>
                          <text:list>
                            <text:list-item>
                              <text:p text:style-name="P3">Add a group 'defaults' with:</text:p>
                              <text:list>
                                <text:list-header>
                                  <text:p text:style-name="P3">inventory = ./dev</text:p>
                                </text:list-header>
                              </text:list>
                            </text:list-item>
                          </text:list>
                        </text:list-item>
                        <text:list-item>
                          <text:p text:style-name="P3">NOTE: Now we can run the regular ansible commands w/o '-i' paramete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Host Selection</text:p>
          <text:list>
            <text:list-item>
              <text:p text:style-name="P3"><text:soft-page-break/>Info</text:p>
              <text:list>
                <text:list-item>
                  <text:p text:style-name="P3">Usually when running an ansible script, you run it against 1 host or 1 group, not them all.</text:p>
                  <text:list>
                    <text:list-item>
                      <text:p text:style-name="P3">When running scripts by bash, it's best to put parameters in quotes.</text:p>
                    </text:list-item>
                  </text:list>
                </text:list-item>
                <text:list-item>
                  <text:p text:style-name="P3">By grouping hosts into groups, ansible gives you a lot of flexibility to get things done.</text:p>
                </text:list-item>
              </text:list>
            </text:list-item>
            <text:list-item>
              <text:p text:style-name="P3">Work</text:p>
              <text:list>
                <text:list-item>
                  <text:p text:style-name="P3">Command: </text:p>
                  <text:list>
                    <text:list-item>
                      <text:p text:style-name="P3">ansible –list-hosts “*”</text:p>
                    </text:list-item>
                    <text:list-item>
                      <text:p text:style-name="P3">ansible –list-hosts “&lt;group_name&gt;”</text:p>
                    </text:list-item>
                    <text:list-item>
                      <text:p text:style-name="P3">ansible –list-hosts “&lt;host_name&gt;”</text:p>
                    </text:list-item>
                    <text:list-item>
                      <text:p text:style-name="P3">ansible –list-hosts “app0*”</text:p>
                    </text:list-item>
                    <text:list-item>
                      <text:p text:style-name="P3">'ansible –list-hosts database:control' or 'ansible –list-hosts database,control'</text:p>
                    </text:list-item>
                    <text:list-item>
                      <text:p text:style-name="P3">NOTE: use an index selector</text:p>
                      <text:list>
                        <text:list-item>
                          <text:p text:style-name="P3">ansible –list-hosts webserver[0]</text:p>
                        </text:list-item>
                      </text:list>
                    </text:list-item>
                    <text:list-item>
                      <text:p text:style-name="P3">NOTE: Negation to select everything that's not in a particular group</text:p>
                      <text:list>
                        <text:list-item>
                          <text:p text:style-name="P3">ansible –list-hosts \!contro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Tasks</text:p>
          <text:list>
            <text:list-item>
              <text:p text:style-name="P3">Info</text:p>
              <text:list>
                <text:list-item>
                  <text:p text:style-name="P3">Task</text:p>
                  <text:list>
                    <text:list-item>
                      <text:p text:style-name="P3">The basic building block of execution and <text:s/>configuration </text:p>
                    </text:list-item>
                    <text:list-item>
                      <text:p text:style-name="P3">2 parts of task</text:p>
                      <text:list>
                        <text:list-item>
                          <text:p text:style-name="P3">The module</text:p>
                        </text:list-item>
                        <text:list-item>
                          <text:p text:style-name="P3">The arguments for that module.</text:p>
                        </text:list-item>
                      </text:list>
                    </text:list-item>
                  </text:list>
                </text:list-item>
                <text:list-item>
                  <text:p text:style-name="P3">2 ways to use parameters to modules</text:p>
                  <text:list>
                    <text:list-item>
                      <text:p text:style-name="P3">In free form</text:p>
                      <text:list>
                        <text:list-item>
                          <text:p text:style-name="P3">Ex: ansible -m command -a “hostname” all</text:p>
                        </text:list-item>
                      </text:list>
                    </text:list-item>
                    <text:list-item>
                      <text:p text:style-name="P3">In key-value pairs</text:p>
                      <text:list>
                        <text:list-item>
                          <text:p text:style-name="P3">Ex: ansible -m command -a key=value all</text:p>
                        </text:list-item>
                      </text:list>
                    </text:list-item>
                  </text:list>
                </text:list-item>
                <text:list-item>
                  <text:p text:style-name="P3">Command module</text:p>
                  <text:list>
                    <text:list-item>
                      <text:p text:style-name="P3">The default module if you don't specify one.</text:p>
                    </text:list-item>
                  </text:list>
                </text:list-item>
                <text:list-item>
                  <text:p text:style-name="P3">Ansible has a large amount of modules available for working with ansible.</text:p>
                  <text:list>
                    <text:list-item>
                      <text:p text:style-name="P3">You can see all of the available modules in the module index.</text:p>
                    </text:list-item>
                  </text:list>
                </text:list-item>
              </text:list>
            </text:list-item>
            <text:list-item>
              <text:p text:style-name="P3">Work</text:p>
              <text:list>
                <text:list-item>
                  <text:p text:style-name="P3">Command: ansible -m ping all</text:p>
                  <text:list>
                    <text:list-item>
                      <text:p text:style-name="P3">Used to ping a connection to all servers.</text:p>
                    </text:list-item>
                  </text:list>
                </text:list-item>
                <text:list-item>
                  <text:p text:style-name="P3">Command: ansbile -m command -a “hostname” all</text:p>
                  <text:list>
                    <text:list-item>
                      <text:p text:style-name="P3">Passes 'hostname' to the 'command' module and executes on all hosts.</text:p>
                    </text:list-item>
                    <text:list-item>
                      <text:p text:style-name="P3">Returns the name of the host, the status of the command and the exit code of the process run on the end host.</text:p>
                      <text:list>
                        <text:list-item>
                          <text:p text:style-name="P3">Similar command: 'ansible -a “hostname” all'</text:p>
                        </text:list-item>
                      </text:list>
                    </text:list-item>
                  </text:list>
                </text:list-item>
                <text:list-item>
                  <text:p text:style-name="P3">Command: ansible -a “/bin/false” all</text:p>
                  <text:list>
                    <text:list-item>
                      <text:p text:style-name="P3">'bin/false'</text:p>
                      <text:list>
                        <text:list-item>
                          <text:p text:style-name="P3">A command in linux that returns a non-0 exit code. (1 for every host, a failure by ansible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Plays</text:p>
          <text:list>
            <text:list-item>
              <text:p text:style-name="P3">Info</text:p>
              <text:list>
                <text:list-item>
                  <text:p text:style-name="P3"><text:soft-page-break/>Playbook</text:p>
                  <text:list>
                    <text:list-item>
                      <text:p text:style-name="P3">A file in yaml syntax written with plays</text:p>
                    </text:list-item>
                    <text:list-item>
                      <text:p text:style-name="P3">Play</text:p>
                      <text:list>
                        <text:list-item>
                          <text:p text:style-name="P3">2 contents</text:p>
                          <text:list>
                            <text:list-item>
                              <text:p text:style-name="P3">A set of target hosts</text:p>
                            </text:list-item>
                            <text:list-item>
                              <text:p text:style-name="P3">The tasks that execute against those target hosts.</text:p>
                            </text:list-item>
                          </text:list>
                        </text:list-item>
                        <text:list-item>
                          <text:p text:style-name="P3">2 keys inside head play:</text:p>
                          <text:list>
                            <text:list-item>
                              <text:p text:style-name="P3">hosts</text:p>
                              <text:list>
                                <text:list-item>
                                  <text:p text:style-name="P3">The target for each play</text:p>
                                </text:list-item>
                              </text:list>
                            </text:list-item>
                            <text:list-item>
                              <text:p text:style-name="P3">tasks</text:p>
                              <text:list>
                                <text:list-item>
                                  <text:p text:style-name="P3">A list of items that are executed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By doing things this way, we can </text:p>
                      <text:list>
                        <text:list-item>
                          <text:p text:style-name="P3">Extend it easily by just adding more commands.</text:p>
                        </text:list-item>
                        <text:list-item>
                          <text:p text:style-name="P3">Track changes to this file to a repo.</text:p>
                        </text:list-item>
                        <text:list-item>
                          <text:p text:style-name="P3">Share this file to other members of the team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Work</text:p>
              <text:list>
                <text:list-item>
                  <text:p text:style-name="P3">In ansible directory, create a folder called playbooks.</text:p>
                </text:list-item>
                <text:list-item>
                  <text:p text:style-name="P3">In directory, make a file called hostname.yaml</text:p>
                  <text:list>
                    <text:list-item>
                      <text:p text:style-name="P3">Content:</text:p>
                      <text:list>
                        <text:list-header>
                          <text:p text:style-name="P3">- hosts: all</text:p>
                          <text:p text:style-name="P3"><text:s text:c="2"/>tasks:</text:p>
                          <text:list>
                            <text:list-header>
                              <text:p text:style-name="P3">- command: hostname</text:p>
                            </text:list-header>
                            <text:list-item>
                              <text:p text:style-name="P3">command is the module; hostname is the parameter.</text:p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Playbook Execution</text:p>
          <text:list>
            <text:list-item>
              <text:p text:style-name="P3">Info</text:p>
              <text:list>
                <text:list-item>
                  <text:p text:style-name="P3">Process of an ansible playbook execution</text:p>
                  <text:list>
                    <text:list-item>
                      <text:p text:style-name="P3">The script logs into each host, gets details about that host, brings those details back and uses them inside our ansible script.</text:p>
                    </text:list-item>
                    <text:list-item>
                      <text:p text:style-name="P3">A task is executed.</text:p>
                    </text:list-item>
                    <text:list-item>
                      <text:p text:style-name="P3">A summary of the task execution is shown.</text:p>
                    </text:list-item>
                  </text:list>
                </text:list-item>
                <text:list-item>
                  <text:p text:style-name="P3">Ansible commands vs. Playbooks</text:p>
                  <text:list>
                    <text:list-item>
                      <text:p text:style-name="P3">When running ansible commands, we are interested in the result of the execution.</text:p>
                    </text:list-item>
                    <text:list-item>
                      <text:p text:style-name="P3">When running ansible playbooks, we are interested that the script was run and no errors were thrown.</text:p>
                    </text:list-item>
                  </text:list>
                </text:list-item>
                <text:list-item>
                  <text:p text:style-name="P3">An execution of a command is registered as a 'change' on the host.</text:p>
                  <text:list>
                    <text:list-item>
                      <text:p text:style-name="P3">Idempotence</text:p>
                      <text:list>
                        <text:list-item>
                          <text:p text:style-name="P3">Many of the modules will tell you if you made a change on that system or not.</text:p>
                        </text:list-item>
                        <text:list-item>
                          <text:p text:style-name="P3">When it comes to running our own commands, we need to be aware of changes that occur.</text:p>
                          <text:list>
                            <text:list-item>
                              <text:p text:style-name="P3">We need to define how we know the proper changes have occurred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You can change the name of the command that will be run to make it easier to read during execution.</text:p>
                </text:list-item>
              </text:list>
            </text:list-item>
            <text:list-item>
              <text:p text:style-name="P3">Work</text:p>
              <text:list>
                <text:list-item>
                  <text:p text:style-name="P3">Command: ansible-playbook &lt;pathToPlaybook&gt;</text:p>
                  <text:list>
                    <text:list-item>
                      <text:p text:style-name="P3">Runs the ansible playbook.</text:p>
                    </text:list-item>
                  </text:list>
                </text:list-item>
                <text:list-item>
                  <text:p text:style-name="P3">Above 'command', add:</text:p>
                  <text:list>
                    <text:list-header>
                      <text:p text:style-name="P3"><text:soft-page-break/>- name: get server hostname</text:p>
                      <text:p text:style-name="P3"><text:s text:c="2"/>command: hostname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Standard">Playbooks</text:p>
      <text:list xml:id="list5137147996446588171" text:style-name="L3">
        <text:list-item>
          <text:p text:style-name="P4">Playbooks Introduction</text:p>
          <text:list>
            <text:list-item>
              <text:p text:style-name="P4">Info</text:p>
              <text:list>
                <text:list-item>
                  <text:p text:style-name="P4">Modules index</text:p>
                  <text:list>
                    <text:list-item>
                      <text:p text:style-name="P4">http://docs.ansible.com/ansible/modules_by_category.html</text:p>
                    </text:list-item>
                  </text:list>
                </text:list-item>
                <text:list-item>
                  <text:p text:style-name="P4">4 pillars of a Linux application</text:p>
                  <text:list>
                    <text:list-item>
                      <text:p text:style-name="P4">Packages you require to run the service</text:p>
                    </text:list-item>
                    <text:list-item>
                      <text:p text:style-name="P4">Service handler</text:p>
                      <text:list>
                        <text:list-item>
                          <text:p text:style-name="P4">Often installed w/ the package.</text:p>
                        </text:list-item>
                      </text:list>
                    </text:list-item>
                    <text:list-item>
                      <text:p text:style-name="P4">System configuration</text:p>
                      <text:list>
                        <text:list-item>
                          <text:p text:style-name="P4">Files, directories, permission required to be configured to serve the application.</text:p>
                        </text:list-item>
                      </text:list>
                    </text:list-item>
                    <text:list-item>
                      <text:p text:style-name="P4">Config file</text:p>
                      <text:list>
                        <text:list-item>
                          <text:p text:style-name="P4">For the application itself.</text:p>
                        </text:list-item>
                      </text:list>
                    </text:list-item>
                  </text:list>
                </text:list-item>
                <text:list-item>
                  <text:p text:style-name="P4">Main process of running a playbook</text:p>
                  <text:list>
                    <text:list-item>
                      <text:p text:style-name="P4">1) find a module</text:p>
                    </text:list-item>
                    <text:list-item>
                      <text:p text:style-name="P4">2) Pick out the parameters you need</text:p>
                    </text:list-item>
                    <text:list-item>
                      <text:p text:style-name="P4">3) Add the arguments</text:p>
                    </text:list-item>
                    <text:list-item>
                      <text:p text:style-name="P4">4) Run the playbook</text:p>
                    </text:list-item>
                    <text:list-item>
                      <text:p text:style-name="P4">5) If it does what we need, move on.</text:p>
                    </text:list-item>
                  </text:list>
                </text:list-item>
                <text:list-item>
                  <text:p text:style-name="P4">Commonly used modules</text:p>
                  <text:list>
                    <text:list-item>
                      <text:p text:style-name="P4">Packaging moduless</text:p>
                    </text:list-item>
                  </text:list>
                </text:list-item>
              </text:list>
            </text:list-item>
            <text:list-item>
              <text:p text:style-name="P4">Work</text:p>
            </text:list-item>
          </text:list>
        </text:list-item>
        <text:list-item>
          <text:p text:style-name="P4">Packages: apt</text:p>
          <text:list>
            <text:list-item>
              <text:p text:style-name="P4">Info</text:p>
              <text:list>
                <text:list-item>
                  <text:p text:style-name="P4">Work on first pillar of application configuration:</text:p>
                  <text:list>
                    <text:list-item>
                      <text:p text:style-name="P4">Getting the packages installed.</text:p>
                    </text:list-item>
                  </text:list>
                </text:list-item>
                <text:list-item>
                  <text:p text:style-name="P5">Loadbalancers.yaml</text:p>
                  <text:list>
                    <text:list-item>
                      <text:p text:style-name="P5">apt: the module</text:p>
                    </text:list-item>
                    <text:list-item>
                      <text:p text:style-name="P5">parameters<text:tab/></text:p>
                      <text:list>
                        <text:list-item>
                          <text:p text:style-name="P5">name: name of the package (nginx)</text:p>
                        </text:list-item>
                        <text:list-item>
                          <text:p text:style-name="P5">state: </text:p>
                          <text:list>
                            <text:list-item>
                              <text:p text:style-name="P5">Present: Look to see if package is already installed. If not, install it.</text:p>
                            </text:list-item>
                            <text:list-item>
                              <text:p text:style-name="P5">Latest: Install at the latest the first time through. Every time after, the updated version of that package will be installed.</text:p>
                            </text:list-item>
                            <text:list-item>
                              <text:p text:style-name="P5">Absent: Delete the package if it is installed.</text:p>
                            </text:list-item>
                          </text:list>
                        </text:list-item>
                        <text:list-item>
                          <text:p text:style-name="P5">Update_cache: </text:p>
                          <text:list>
                            <text:list-item>
                              <text:p text:style-name="P5">Equivalent to running 'apt-get update'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In ansible directory, create 'loadbalancer.yaml</text:p>
                  <text:list>
                    <text:list-header>
                      <text:p text:style-name="P4">– hosts: loadbalancer</text:p>
                      <text:p text:style-name="P4"><text:s text:c="3"/>tasks:</text:p>
                      <text:list>
                        <text:list-header>
                          <text:p text:style-name="P4">- name: install nginx</text:p>
                          <text:p text:style-name="P4"><text:s text:c="2"/>apt: name=nginx state=present update_cache=yes</text:p>
                        </text:list-header>
                      </text:list>
                    </text:list-header>
                  </text:list>
                </text:list-item>
                <text:list-item>
                  <text:p text:style-name="P4"><text:soft-page-break/>In ansible directory, create 'database.yaml'</text:p>
                  <text:list>
                    <text:list-header>
                      <text:p text:style-name="P4">– hosts: database</text:p>
                      <text:p text:style-name="P4"><text:s text:c="3"/>tasks:</text:p>
                      <text:list>
                        <text:list-header>
                          <text:p text:style-name="P4">- name: install mysql-server</text:p>
                          <text:p text:style-name="P4"><text:s text:c="2"/>apt: name=mysql-server state=present update_cache=yes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  <text:list-item>
          <text:p text:style-name="P4">Packages: become</text:p>
          <text:list>
            <text:list-item>
              <text:p text:style-name="P4">Info</text:p>
              <text:list>
                <text:list-item>
                  <text:p text:style-name="P4">'become: true'</text:p>
                  <text:list>
                    <text:list-item>
                      <text:p text:style-name="P4">Adding this to <text:s/>your yaml file makes ansible run 'sudo' prior to executing the ansible file.</text:p>
                    </text:list-item>
                    <text:list-item>
                      <text:p text:style-name="P4">This can be added at the play or task level.</text:p>
                    </text:list-item>
                    <text:list-item>
                      <text:p text:style-name="P4">Used to be 'sudo: true'</text:p>
                    </text:list-item>
                  </text:list>
                </text:list-item>
              </text:list>
            </text:list-item>
            <text:list-item>
              <text:p text:style-name="P4">Work:</text:p>
              <text:list>
                <text:list-item>
                  <text:p text:style-name="P4">Add 'become: true' to the yaml files.</text:p>
                </text:list-item>
              </text:list>
            </text:list-item>
          </text:list>
        </text:list-item>
        <text:list-item>
          <text:p text:style-name="P4">Packages: with_items</text:p>
          <text:list>
            <text:list-item>
              <text:p text:style-name="P4">Info:</text:p>
              <text:list>
                <text:list-item>
                  <text:p text:style-name="P4">with_items</text:p>
                  <text:list>
                    <text:list-item>
                      <text:p text:style-name="P4">Used as a loop to iterate install multiple items.</text:p>
                    </text:list-item>
                    <text:list-item>
                      <text:p text:style-name="P4">For the name attribute, use '{{item}}'</text:p>
                    </text:list-item>
                  </text:list>
                </text:list-item>
                <text:list-item>
                  <text:p text:style-name="P4">Ginja</text:p>
                  <text:list>
                    <text:list-item>
                      <text:p text:style-name="P4">A template library used in the Python ecosystem.</text:p>
                    </text:list-item>
                    <text:list-item>
                      <text:p text:style-name="P4">When a playbook is run, the ansible script is run through an ansible Ginja interpreter to see what variables are run.</text:p>
                    </text:list-item>
                    <text:list-item>
                      <text:p text:style-name="P4">We only used for variable injection.</text:p>
                    </text:list-item>
                  </text:list>
                </text:list-item>
                <text:list-item>
                  <text:p text:style-name="P4">If running a playbook on multiple hosts, ansible allows you to run things in parallel.</text:p>
                </text:list-item>
                <text:list-item>
                  <text:p text:style-name="P4"/>
                </text:list-item>
              </text:list>
            </text:list-item>
            <text:list-item>
              <text:p text:style-name="P4">Work:</text:p>
              <text:list>
                <text:list-item>
                  <text:p text:style-name="P4">Add to tasks:</text:p>
                  <text:list>
                    <text:list-header>
                      <text:p text:style-name="P4">with_items:</text:p>
                      <text:list>
                        <text:list-header>
                          <text:p text:style-name="P4">- apache2</text:p>
                          <text:p text:style-name="P4">- libapache2-mod-wsgi</text:p>
                          <text:p text:style-name="P4">- python_pip</text:p>
                          <text:p text:style-name="P4">- python_virtualenv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  <text:list-item>
          <text:p text:style-name="P4">Services: service</text:p>
          <text:list>
            <text:list-item>
              <text:p text:style-name="P4">Info:</text:p>
              <text:list>
                <text:list-item>
                  <text:p text:style-name="P4">Looking at the services for each application.</text:p>
                </text:list-item>
                <text:list-item>
                  <text:p text:style-name="P4">Out of the box, the application is going to have some default application. We just need to tell ansible that they are available.</text:p>
                </text:list-item>
                <text:list-item>
                  <text:p text:style-name="P4">When we install the 'apt' package, we are going to get the package.</text:p>
                </text:list-item>
                <text:list-item>
                  <text:p text:style-name="P4">Service trackers</text:p>
                  <text:list>
                    <text:list-item>
                      <text:p text:style-name="P4">Used to confirm that certain services are running.</text:p>
                    </text:list-item>
                  </text:list>
                </text:list-item>
                <text:list-item>
                  <text:p text:style-name="P4">State: started</text:p>
                  <text:list>
                    <text:list-item>
                      <text:p text:style-name="P4">This checks if the service is running now.</text:p>
                      <text:list>
                        <text:list-item>
                          <text:p text:style-name="P4">If it isn't, then we start the service. </text:p>
                        </text:list-item>
                        <text:list-item>
                          <text:p text:style-name="P4">If it is started, it will do a restart</text:p>
                        </text:list-item>
                      </text:list>
                    </text:list-item>
                    <text:list-item>
                      <text:p text:style-name="P4">Other options</text:p>
                      <text:list>
                        <text:list-item>
                          <text:p text:style-name="P4"><text:soft-page-break/>Stop</text:p>
                        </text:list-item>
                        <text:list-item>
                          <text:p text:style-name="P4">Restart</text:p>
                        </text:list-item>
                      </text:list>
                    </text:list-item>
                  </text:list>
                </text:list-item>
                <text:list-item>
                  <text:p text:style-name="P4">Enabled</text:p>
                  <text:list>
                    <text:list-item>
                      <text:p text:style-name="P4">The configuration flag for determining wheter or not a service starts on startup.</text:p>
                    </text:list-item>
                  </text:list>
                </text:list-item>
              </text:list>
            </text:list-item>
            <text:list-item>
              <text:p text:style-name="P4">Work:</text:p>
              <text:list>
                <text:list-item>
                  <text:p text:style-name="P4">In loadbalancer.yaml, after the application installation, add a new task:</text:p>
                  <text:list>
                    <text:list-header>
                      <text:p text:style-name="P4">- name: ensure nginx started</text:p>
                      <text:p text:style-name="P4"><text:s text:c="2"/>service: name=nginx state=started enabled=yes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">Support Playbook 1 – Stack Restart</text:p>
          <text:list>
            <text:list-item>
              <text:p text:style-name="P4">Info:</text:p>
              <text:list>
                <text:list-item>
                  <text:p text:style-name="P4">Look at some operational support to make sure that the application is running and that it can be maintained.</text:p>
                </text:list-item>
                <text:list-item>
                  <text:p text:style-name="P4">Stack restart playbook</text:p>
                  <text:list>
                    <text:list-item>
                      <text:p text:style-name="P4">Used for troubleshooting and/or getting something back to the configuration needed beforehand.</text:p>
                    </text:list-item>
                  </text:list>
                </text:list-item>
                <text:list-item>
                  <text:p text:style-name="P4">If we want to bring a whole stack down and back up, we don't want to start on the database side because thea pplicaiton might be serving requests that require the database.</text:p>
                  <text:list>
                    <text:list-item>
                      <text:p text:style-name="P4">Order of bringing things down:</text:p>
                      <text:list>
                        <text:list-item>
                          <text:p text:style-name="P4">loadbalancer → application → database</text:p>
                        </text:list-item>
                      </text:list>
                    </text:list-item>
                    <text:list-item>
                      <text:p text:style-name="P4">Order of bring things up: </text:p>
                      <text:list>
                        <text:list-item>
                          <text:p text:style-name="P4">database → application → loadbalancer</text:p>
                        </text:list-item>
                      </text:list>
                    </text:list-item>
                  </text:list>
                </text:list-item>
                <text:list-item>
                  <text:p text:style-name="P4">Go down tier-by-tier and take down/bring up tiers.</text:p>
                </text:list-item>
              </text:list>
            </text:list-item>
            <text:list-item>
              <text:p text:style-name="P4">Work:</text:p>
              <text:list>
                <text:list-item>
                  <text:p text:style-name="P4">Create in playbooks directory, 'stack_restart.yaml'.</text:p>
                  <text:list>
                    <text:list-item>
                      <text:p text:style-name="P4">Paste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ervices: apache2_module, handlers, notify</text:p>
          <text:list>
            <text:list-item>
              <text:p text:style-name="P4">Info</text:p>
              <text:list>
                <text:list-item>
                  <text:p text:style-name="P4">Objective</text:p>
                  <text:list>
                    <text:list-item>
                      <text:p text:style-name="P4">Work on application configuration so that our cluster can receive our application</text:p>
                    </text:list-item>
                  </text:list>
                </text:list-item>
                <text:list-item>
                  <text:p text:style-name="P4">apache2_module</text:p>
                  <text:list>
                    <text:list-item>
                      <text:p text:style-name="P4">Used by ansible to confirm that the apache2_mod_wsgi is enabled.</text:p>
                    </text:list-item>
                  </text:list>
                </text:list-item>
                <text:list-item>
                  <text:p text:style-name="P4">state=present</text:p>
                  <text:list>
                    <text:list-item>
                      <text:p text:style-name="P4">Enables a module in apache.</text:p>
                    </text:list-item>
                    <text:list-item>
                      <text:p text:style-name="P4">Once something is enabled in a apache, you need to restart apache before that module takes effect.</text:p>
                    </text:list-item>
                  </text:list>
                </text:list-item>
                <text:list-item>
                  <text:p text:style-name="P4">Service Handler</text:p>
                  <text:list>
                    <text:list-item>
                      <text:p text:style-name="P4"><text:s/>When it comes time for this to execute, the notify parameter on the module that will need to be enabled will restart that service.</text:p>
                    </text:list-item>
                    <text:list-item>
                      <text:p text:style-name="P4">OUR EXAMPLE:</text:p>
                      <text:list>
                        <text:list-item>
                          <text:p text:style-name="P4">If there is a change, it will trigger a restart by the service handler.</text:p>
                        </text:list-item>
                      </text:list>
                    </text:list-item>
                    <text:list-item>
                      <text:p text:style-name="P4">Notify</text:p>
                      <text:list>
                        <text:list-item>
                          <text:p text:style-name="P4">If you have 3-4 things that all need to restart apache, they will all collect and apache will restart at the end of the pla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In webserver.yml, add the new task</text:p>
                  <text:list>
                    <text:list-header>
                      <text:p text:style-name="P4"><text:soft-page-break/>- name: ensure mod_wsgi enabled</text:p>
                      <text:p text:style-name="P4"><text:s text:c="2"/>apache2_module: state=present name=wsgi</text:p>
                      <text:p text:style-name="P4"><text:s text:c="2"/>notify: restart apache2</text:p>
                    </text:list-header>
                    <text:list-item>
                      <text:p text:style-name="P4">Add handlers</text:p>
                      <text:list>
                        <text:list-header>
                          <text:p text:style-name="P4">handlers:</text:p>
                          <text:list>
                            <text:list-header>
                              <text:p text:style-name="P4">- name: restart apache2</text:p>
                              <text:p text:style-name="P4"><text:s text:c="2"/>service: name=apache2 state=restarted: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Files: Copy</text:p>
          <text:list>
            <text:list-item>
              <text:p text:style-name="P4">Info:</text:p>
              <text:list>
                <text:list-item>
                  <text:p text:style-name="P4">Objective</text:p>
                  <text:list>
                    <text:list-item>
                      <text:p text:style-name="P4">Get an application moved over to an application host and configured in apache.</text:p>
                    </text:list-item>
                  </text:list>
                </text:list-item>
                <text:list-item>
                  <text:p text:style-name="P4">Copy content</text:p>
                  <text:list>
                    <text:list-item>
                      <text:p text:style-name="P4">Src:</text:p>
                      <text:list>
                        <text:list-item>
                          <text:p text:style-name="P4">relative to the ansible file directory.</text:p>
                        </text:list-item>
                        <text:list-item>
                          <text:p text:style-name="P4">Make sure the slash is at the end of 'app'. Otherwise will download the content and not the entire directory.</text:p>
                        </text:list-item>
                      </text:list>
                    </text:list-item>
                    <text:list-item>
                      <text:p text:style-name="P4">Dest</text:p>
                      <text:list>
                        <text:list-item>
                          <text:p text:style-name="P4">Ansible will create that directory.</text:p>
                        </text:list-item>
                      </text:list>
                    </text:list-item>
                    <text:list-item>
                      <text:p text:style-name="P4">Mode</text:p>
                      <text:list>
                        <text:list-item>
                          <text:p text:style-name="P4">Equivalent to chmod.</text:p>
                        </text:list-item>
                      </text:list>
                    </text:list-item>
                  </text:list>
                </text:list-item>
                <text:list-item>
                  <text:p text:style-name="P4">Anything that changes the running state requires a restart to the apache web server.</text:p>
                </text:list-item>
              </text:list>
            </text:list-item>
            <text:list-item>
              <text:p text:style-name="P4">Work:<text:tab/></text:p>
              <text:list>
                <text:list-item>
                  <text:p text:style-name="P4">Download demo app folder and add to directory.</text:p>
                </text:list-item>
                <text:list-item>
                  <text:p text:style-name="P4">On webserver.yaml, add a new task:</text:p>
                  <text:list>
                    <text:list-header>
                      <text:p text:style-name="P4">- name: copy demo app source</text:p>
                      <text:p text:style-name="P4"><text:s text:c="2"/>copy: src=demo/app/ dest= /var/www/demo mode=0755</text:p>
                      <text:p text:style-name="P4"><text:s text:c="2"/>notify: restart apache2</text:p>
                    </text:list-header>
                    <text:list-item>
                      <text:p text:style-name="P4">Add the apaache virtual host config</text:p>
                      <text:p text:style-name="P4">- name: copy apache virtual host config</text:p>
                      <text:p text:style-name="P4"><text:s text:c="2"/>copy: src=demo/demo.conf dest=/etc/apache2/sites-available</text:p>
                      <text:p text:style-name="P4"><text:s text:c="2"/>notify: restart apache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Application Module: pip</text:p>
          <text:list>
            <text:list-item>
              <text:p text:style-name="P4">Info</text:p>
              <text:list>
                <text:list-item>
                  <text:p text:style-name="P4">Objective</text:p>
                  <text:list>
                    <text:list-item>
                      <text:p text:style-name="P4">Need dependencies for application to work.</text:p>
                    </text:list-item>
                  </text:list>
                </text:list-item>
                <text:list-item>
                  <text:p text:style-name="P4">Pip: Package management tool for python.</text:p>
                  <text:list>
                    <text:list-item>
                      <text:p text:style-name="P4">Will install dependencies</text:p>
                    </text:list-item>
                    <text:list-item>
                      <text:p text:style-name="P4">Will use to set up a virtual environment.</text:p>
                      <text:list>
                        <text:list-item>
                          <text:p text:style-name="P4">Virtual environment: </text:p>
                          <text:list>
                            <text:list-item>
                              <text:p text:style-name="P4">An isolated folder that contains all of the necessary dependencies. </text:p>
                            </text:list-item>
                            <text:list-item>
                              <text:p text:style-name="P4">When we run the application, it will run inside of a different container so that it isn't tainted by the system dependencies or anything els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In webserver yaml, add new task:</text:p>
                  <text:list>
                    <text:list-header>
                      <text:p text:style-name="P4">- name: Add pip module.</text:p>
                      <text:p text:style-name="P4"><text:s text:c="2"/>pip: requirements=/var/www/demo virtualenv=/var/www/demo/.venv</text:p>
                      <text:p text:style-name="P4"><text:s text:c="2"/>notify: restart apache2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"><text:soft-page-break/>Files: File</text:p>
          <text:list>
            <text:list-item>
              <text:p text:style-name="P4">Info</text:p>
              <text:list>
                <text:list-item>
                  <text:p text:style-name="P4">Objective</text:p>
                  <text:list>
                    <text:list-item>
                      <text:p text:style-name="P4">Activate Python site and deactivate default Apache site.</text:p>
                    </text:list-item>
                    <text:list-item>
                      <text:p text:style-name="P4">Use File module to tinker with the files in the apache configuration folder.</text:p>
                    </text:list-item>
                  </text:list>
                </text:list-item>
                <text:list-item>
                  <text:p text:style-name="P4">Apache configuration</text:p>
                  <text:list>
                    <text:list-item>
                      <text:p text:style-name="P4">There is a directory called '/etc/apache2/sites-avaialble'. All of your apache configuration lives in there.</text:p>
                    </text:list-item>
                    <text:list-item>
                      <text:p text:style-name="P4">There is a directory called '/etc/apache2/sites-enabled'. This contains a symlink to the configuraiton file for your application.</text:p>
                      <text:list>
                        <text:list-item>
                          <text:p text:style-name="P4">We need to remove the symlink for the default apache config, and add a symlink for my own.</text:p>
                        </text:list-item>
                      </text:list>
                    </text:list-item>
                  </text:list>
                </text:list-item>
                <text:list-item>
                  <text:p text:style-name="P4">2 tasks:</text:p>
                  <text:list>
                    <text:list-item>
                      <text:p text:style-name="P4">Activate default apache site</text:p>
                    </text:list-item>
                    <text:list-item>
                      <text:p text:style-name="P4">Active our site.</text:p>
                    </text:list-item>
                  </text:list>
                </text:list-item>
                <text:list-item>
                  <text:p text:style-name="P4">Use file module for modifying file properties on the remote host.</text:p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In webserver.yaml:</text:p>
                  <text:list>
                    <text:list-header>
                      <text:p text:style-name="P4">- name: de-activate default apache site</text:p>
                      <text:p text:style-name="P4"><text:s text:c="2"/>file: path=/etc/apache2/sites-enabled/000-default.conf state=absent</text:p>
                      <text:p text:style-name="P4"><text:s text:c="2"/>notify: restart apache2</text:p>
                      <text:p text:style-name="P4">- name: activate demo apache site</text:p>
                      <text:p text:style-name="P4"><text:s text:c="2"/>file: src=/etc/apache2/sites-available/demo.conf dest=/etc/apache2/sites-enabled/demo.conf state=link</text:p>
                      <text:p text:style-name="P4"><text:s text:c="2"/>notify: restart apache2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">Files: Template</text:p>
          <text:list>
            <text:list-item>
              <text:p text:style-name="P4">Info</text:p>
              <text:list>
                <text:list-item>
                  <text:p text:style-name="P4">Objective</text:p>
                  <text:list>
                    <text:list-item>
                      <text:p text:style-name="P4">Configure load balancers to connect with webservers on the backend.</text:p>
                    </text:list-item>
                  </text:list>
                </text:list-item>
                <text:list-item>
                  <text:p text:style-name="P4">Template vs. Copy</text:p>
                  <text:list>
                    <text:list-item>
                      <text:p text:style-name="P4">Copy: Copies a file from the control machine onto the remote server.</text:p>
                    </text:list-item>
                    <text:list-item>
                      <text:p text:style-name="P4">Template: Subs out any variable values that we supply first and then render the final content onto the host.</text:p>
                    </text:list-item>
                  </text:list>
                </text:list-item>
                <text:list-item>
                  <text:p text:style-name="P4">Conf.j2</text:p>
                  <text:list>
                    <text:list-item>
                      <text:p text:style-name="P4">A jinja 2 template that ansible will render first and then write out once we've created the template.</text:p>
                    </text:list-item>
                  </text:list>
                </text:list-item>
                <text:list-item>
                  <text:p text:style-name="P4">groups.webserver</text:p>
                  <text:list>
                    <text:list-item>
                      <text:p text:style-name="P4">The same groups.webserver that we've been rendering inside our template.</text:p>
                    </text:list-item>
                    <text:list-item>
                      <text:p text:style-name="P4">For each of the servers in our template, we will render a server.</text:p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Create new folder: Templates</text:p>
                  <text:list>
                    <text:list-item>
                      <text:p text:style-name="P4">Create nginx.conf.j2</text:p>
                      <text:list>
                        <text:list-header>
                          <text:p text:style-name="P4">upstream demo {</text:p>
                          <text:list>
                            <text:list-header>
                              <text:p text:style-name="P4">{% for server in groups.webserver %}</text:p>
                              <text:list>
                                <text:list-header>
                                  <text:p text:style-name="P4">server {{ server }};</text:p>
                                </text:list-header>
                              </text:list>
                              <text:p text:style-name="P4">{% endfor %}</text:p>
                            </text:list-header>
                          </text:list>
                          <text:p text:style-name="P4">}</text:p>
                          <text:p text:style-name="P4"><text:soft-page-break/></text:p>
                          <text:p text:style-name="P4">server {</text:p>
                          <text:list text:continue-numbering="true">
                            <text:list-header>
                              <text:p text:style-name="P4">listen 80;</text:p>
                              <text:p text:style-name="P4"/>
                              <text:p text:style-name="P4">location / {</text:p>
                              <text:list>
                                <text:list-header>
                                  <text:p text:style-name="P4">proxy_pass http://demo;</text:p>
                                </text:list-header>
                              </text:list>
                              <text:p text:style-name="P4">}</text:p>
                            </text:list-header>
                          </text:list>
                          <text:p text:style-name="P4">}</text:p>
                        </text:list-header>
                      </text:list>
                    </text:list-item>
                    <text:list-item>
                      <text:p text:style-name="P4">In loadbalancers.yaml, create a new task</text:p>
                      <text:list>
                        <text:list-header>
                          <text:p text:style-name="P4">- name: configure nginx site</text:p>
                          <text:p text:style-name="P4"><text:s text:c="2"/>template: src=templates/nginx.conf.j2 dest=/etc/nginx/sites-available/demo mode=0644</text:p>
                          <text:p text:style-name="P4"><text:s text:c="2"/>notify: restart inginx</text:p>
                          <text:p text:style-name="P4"/>
                          <text:p text:style-name="P4">- name: de-active default nginx site</text:p>
                          <text:p text:style-name="P4"><text:s text:c="2"/>file: path=/etc/nginx/sites-enabled/default state=absent </text:p>
                          <text:p text:style-name="P4"><text:s text:c="2"/>notify: restart nginx</text:p>
                          <text:p text:style-name="P4"/>
                          <text:p text:style-name="P4">- name: activate demo nginx site</text:p>
                          <text:p text:style-name="P4"><text:s text:c="2"/>file: src=/etc/nginx/sites-available/demo dest=/etc/nginx/sites-enabled/demo state=link</text:p>
                          <text:p text:style-name="P4"><text:s text:c="2"/>notify: restart nginx</text:p>
                        </text:list-header>
                        <text:list-item>
                          <text:p text:style-name="P4">And add a handler:</text:p>
                          <text:p text:style-name="P4">- name: restart nginx</text:p>
                          <text:p text:style-name="P4"><text:s text:c="2"/>service: name=nginx state=restar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Files: lineinfile</text:p>
          <text:list>
            <text:list-item>
              <text:p text:style-name="P4">Info</text:p>
              <text:list>
                <text:list-item>
                  <text:p text:style-name="P4">Objective</text:p>
                  <text:list>
                    <text:list-item>
                      <text:p text:style-name="P4">Add a connection to test the database connection from the Python application to the MySQL host.</text:p>
                    </text:list-item>
                    <text:list-item>
                      <text:p text:style-name="P4">Lineinfile</text:p>
                      <text:list>
                        <text:list-item>
                          <text:p text:style-name="P4">regexp: takes a regular expression </text:p>
                        </text:list-item>
                        <text:list-item>
                          <text:p text:style-name="P4">Good for just changing one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Add demo.wsgi (Used to activate and run our python process)</text:p>
                </text:list-item>
                <text:list-item>
                  <text:p text:style-name="P4">In database.yaml, add task</text:p>
                  <text:list>
                    <text:list-header>
                      <text:p text:style-name="P4">- name: ensure mysql listening on all ports</text:p>
                      <text:p text:style-name="P4"><text:s text:c="2"/>lineinfile: dest=/etc/mysql/my.cnf regexp=^bind-address</text:p>
                      <text:p text:style-name="P4"><text:s text:c="18"/>line=”bind-address = 0.0.0.0”</text:p>
                      <text:p text:style-name="P4"><text:s text:c="2"/>notify: restart mysql</text:p>
                    </text:list-header>
                    <text:list-item>
                      <text:p text:style-name="P4">Add restart handler</text:p>
                      <text:p text:style-name="P4">handlers:</text:p>
                      <text:p text:style-name="P4"><text:s/>- name: restart mysql</text:p>
                      <text:p text:style-name="P4"><text:s text:c="3"/>service: name=mysql state=restar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Application modules: mysql_db, mysql_user</text:p>
          <text:list>
            <text:list-item>
              <text:p text:style-name="P4">Info</text:p>
              <text:list>
                <text:list-item>
                  <text:p text:style-name="P4">MySQL Modules</text:p>
                  <text:list>
                    <text:list-item>
                      <text:p text:style-name="P4">mysql_db</text:p>
                      <text:list>
                        <text:list-item>
                          <text:p text:style-name="P4"><text:soft-page-break/></text:p>
                        </text:list-item>
                      </text:list>
                    </text:list-item>
                    <text:list-item>
                      <text:p text:style-name="P4">mysql_user</text:p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On webserver, add dependency:</text:p>
                  <text:list>
                    <text:list-header>
                      <text:p text:style-name="P4">- python-mysqldb</text:p>
                    </text:list-header>
                  </text:list>
                </text:list-item>
                <text:list-item>
                  <text:p text:style-name="P4">On database.yaml, add task at the beginning:</text:p>
                  <text:list>
                    <text:list-header>
                      <text:p text:style-name="P4">- name: install tools</text:p>
                      <text:p text:style-name="P4"><text:s text:c="2"/>apt: name={{item}} state=present update_cache=yes</text:p>
                      <text:p text:style-name="P4"><text:s text:c="2"/>with_items:</text:p>
                      <text:p text:style-name="P4"><text:s text:c="4"/>- python-mysqldb</text:p>
                    </text:list-header>
                    <text:list-item>
                      <text:p text:style-name="P4">Add task at the end:</text:p>
                      <text:p text:style-name="P4">- name: create demo database</text:p>
                      <text:p text:style-name="P4"><text:s text:c="2"/>mysql_db: name=demo state=present</text:p>
                      <text:p text:style-name="P4"/>
                      <text:p text:style-name="P4">- name: create demo user</text:p>
                      <text:p text:style-name="P4"><text:s text:c="2"/>mysql-user: name=demo password=demo priv=demo.*:ALL host='%' state=prese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upport Playbook 2 – Stack Status: wait-for</text:p>
          <text:list>
            <text:list-item>
              <text:p text:style-name="P4">Info:</text:p>
              <text:list>
                <text:list-item>
                  <text:p text:style-name="P4">Objective</text:p>
                  <text:list>
                    <text:list-item>
                      <text:p text:style-name="P4">Setup a status playbook to make it easier to know what is up and what is not up.</text:p>
                    </text:list-item>
                  </text:list>
                </text:list-item>
                <text:list-item>
                  <text:p text:style-name="P4">wait_for</text:p>
                  <text:list>
                    <text:list-item>
                      <text:p text:style-name="P4">It will stop the playbook, and start looking to make sure a specific port is listening. If it is, it will continue.</text:p>
                    </text:list-item>
                  </text:list>
                </text:list-item>
                <text:list-item>
                  <text:p text:style-name="P4">state=drained</text:p>
                  <text:list>
                    <text:list-item>
                      <text:p text:style-name="P4">Service has stopped and all of the connections have drained out.</text:p>
                    </text:list-item>
                  </text:list>
                </text:list-item>
              </text:list>
            </text:list-item>
            <text:list-item>
              <text:p text:style-name="P4">Work:</text:p>
              <text:list>
                <text:list-item>
                  <text:p text:style-name="P4">In playbooks directory, add stack_status.yaml. Create one of these tasks for the loadbalancer, database (apache2), and webserver (mysql)</text:p>
                  <text:list>
                    <text:list-header>
                      <text:p text:style-name="P4">---</text:p>
                      <text:p text:style-name="P4">- hosts: loadbalancer</text:p>
                      <text:p text:style-name="P4"><text:s text:c="2"/>become: true</text:p>
                      <text:p text:style-name="P4"><text:s text:c="2"/>tasks:</text:p>
                    </text:list-header>
                  </text:list>
                  <text:p text:style-name="P4"><text:s text:c="10"/>- name: verify nginx service</text:p>
                  <text:p text:style-name="P4"><text:s text:c="12"/>command: service nginx status</text:p>
                </text:list-item>
              </text:list>
            </text:list-item>
          </text:list>
        </text:list-item>
        <text:list-item>
          <text:p text:style-name="P4">Support Playbook 2 – Stack Status: uri, register, fail, when</text:p>
          <text:list>
            <text:list-item>
              <text:p text:style-name="P4">Info</text:p>
              <text:list>
                <text:list-item>
                  <text:p text:style-name="P4">URI</text:p>
                  <text:list>
                    <text:list-item>
                      <text:p text:style-name="P4">gives us an end-to-end test for our application.</text:p>
                    </text:list-item>
                    <text:list-item>
                      <text:p text:style-name="P4">We can make a call to a uri and return the content in a location that we specify.</text:p>
                    </text:list-item>
                    <text:list-item>
                      <text:p text:style-name="P4">Register</text:p>
                      <text:list>
                        <text:list-item>
                          <text:p text:style-name="P4">this is the locaiton where the return_content will go.</text:p>
                        </text:list-item>
                      </text:list>
                    </text:list-item>
                  </text:list>
                </text:list-item>
                <text:list-item>
                  <text:p text:style-name="P4">Fail:</text:p>
                  <text:list>
                    <text:list-item>
                      <text:p text:style-name="P4">Allows us to specify a condition that the call will fail.</text:p>
                    </text:list-item>
                    <text:list-item>
                      <text:p text:style-name="P4">When</text:p>
                      <text:list>
                        <text:list-item>
                          <text:p text:style-name="P4">Will fail based off this condition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<text:soft-page-break/>For loadBalancer playbook, add the task:</text:p>
                  <text:list>
                    <text:list-header>
                      <text:p text:style-name="P4">- name: install tools</text:p>
                      <text:p text:style-name="P4"><text:s text:c="2"/>apt: name={{item}} state=present update_cache=yes</text:p>
                      <text:p text:style-name="P4"><text:s text:c="2"/>with_items:</text:p>
                      <text:list>
                        <text:list-header>
                          <text:p text:style-name="P4">- python-httplib2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Standard">Modular Configuration with Roles</text:p>
      <text:list xml:id="list830804882" text:continue-numbering="true" text:style-name="L3">
        <text:list-item>
          <text:p text:style-name="P4">Roles Overview</text:p>
          <text:list>
            <text:list-item>
              <text:p text:style-name="P4">Info</text:p>
              <text:list>
                <text:list-item>
                  <text:p text:style-name="P4">Role</text:p>
                  <text:list>
                    <text:list-item>
                      <text:p text:style-name="P4">A folder where we can put all tasks, variables, handlers for a function.</text:p>
                    </text:list-item>
                    <text:list-item>
                      <text:p text:style-name="P4">We can compose our servers as a combination of different roles rather than in a root.</text:p>
                    </text:list-item>
                    <text:list-item>
                      <text:p text:style-name="P4">2 benefits</text:p>
                      <text:list>
                        <text:list-item>
                          <text:p text:style-name="P4">Code reuse</text:p>
                        </text:list-item>
                        <text:list-item>
                          <text:p text:style-name="P4">Good for scaling out an infrastructure.</text:p>
                        </text:list-item>
                      </text:list>
                    </text:list-item>
                    <text:list-item>
                      <text:p text:style-name="P4">These should center around the function it is serving.</text:p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Make a directory and run 'ansible-galaxy init control'</text:p>
                  <text:list>
                    <text:list-item>
                      <text:p text:style-name="P4">NOTE: This command will initiate a control directory.</text:p>
                    </text:list-item>
                    <text:list-item>
                      <text:p text:style-name="P4">Create this for nginx, apache2, demo_app, mysq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Converting to roles: tasks, handlers</text:p>
          <text:list>
            <text:list-item>
              <text:p text:style-name="P4">Info</text:p>
              <text:list>
                <text:list-item>
                  <text:p text:style-name="P4">Converting</text:p>
                  <text:list>
                    <text:list-item>
                      <text:p text:style-name="P4">Move the contents into their new homes.</text:p>
                    </text:list-item>
                  </text:list>
                </text:list-item>
                <text:list-item>
                  <text:p text:style-name="P4">Main.yaml</text:p>
                  <text:list>
                    <text:list-item>
                      <text:p text:style-name="P4">Everything in this file is a task.</text:p>
                    </text:list-item>
                  </text:list>
                </text:list-item>
                <text:list-item>
                  <text:p text:style-name="P4">Adding roles in the playbook.</text:p>
                  <text:list>
                    <text:list-item>
                      <text:p text:style-name="P4">Instead of listing out the tasks to execute, you would list the role that you contains the tasks in it's main.yaml, and then execute that.</text:p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In control's main.yaml, add</text:p>
                  <text:list>
                    <text:list-item>
                      <text:p text:style-name="P4">the main task from the control.yaml</text:p>
                    </text:list-item>
                    <text:list-item>
                      <text:p text:style-name="P4">In control.yaml, add:</text:p>
                      <text:list>
                        <text:list-header>
                          <text:p text:style-name="P4">roles:</text:p>
                          <text:list>
                            <text:list-header>
                              <text:p text:style-name="P4">- control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4">In mysql's main.yaml, add</text:p>
                  <text:list>
                    <text:list-item>
                      <text:p text:style-name="P4">the tasks from the database.yam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Converting to Roles: Files, templates</text:p>
          <text:list>
            <text:list-item>
              <text:p text:style-name="P4">Info</text:p>
              <text:list>
                <text:list-item>
                  <text:p text:style-name="P4"/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Move loadbalancer tasks and handlers into nginx role</text:p>
                  <text:list>
                    <text:list-item>
                      <text:p text:style-name="P4">Move nginx template into nginx role</text:p>
                    </text:list-item>
                    <text:list-item>
                      <text:p text:style-name="P4">Adjust nginx main.yaml for the nginx template destination</text:p>
                    </text:list-item>
                  </text:list>
                </text:list-item>
                <text:list-item>
                  <text:p text:style-name="P4">For apache2</text:p>
                  <text:list>
                    <text:list-item>
                      <text:p text:style-name="P4">Add non-python dependencies to apache2 tasks.</text:p>
                    </text:list-item>
                    <text:list-item>
                      <text:p text:style-name="P4">Add python dependencies to demo_app tas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oft-page-break/>Site.yml include</text:p>
          <text:list>
            <text:list-item>
              <text:p text:style-name="P4">Info</text:p>
              <text:list>
                <text:list-item>
                  <text:p text:style-name="P4"><text:s/>Include (multi-purpose)</text:p>
                  <text:list>
                    <text:list-item>
                      <text:p text:style-name="P4">Used to include a playbook inside of another playbook.</text:p>
                    </text:list-item>
                    <text:list-item>
                      <text:p text:style-name="P4">Use underneath the tasks key, include this inside the tasks/handler key. </text:p>
                    </text:list-item>
                    <text:list-item>
                      <text:p text:style-name="P4">A great way to reuse code without building a full fledged role.</text:p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In root, create a site.yml</text:p>
                  <text:list>
                    <text:list-item>
                      <text:p text:style-name="P4">This configures everything in your stack.</text:p>
                    </text:list-item>
                    <text:list-item>
                      <text:p text:style-name="P4">Add:</text:p>
                      <text:list>
                        <text:list-header>
                          <text:p text:style-name="P4">- include: control.yaml</text:p>
                          <text:p text:style-name="P4">- include: database.yaml</text:p>
                          <text:p text:style-name="P4">- include: webserver.yaml</text:p>
                          <text:p text:style-name="P4">- include: loadbalancer.yam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Variables: Facts</text:p>
          <text:list>
            <text:list-item>
              <text:p text:style-name="P4">Info</text:p>
              <text:list>
                <text:list-item>
                  <text:p text:style-name="P4">Variables</text:p>
                  <text:list>
                    <text:list-item>
                      <text:p text:style-name="P4">Extract hard-coded values so that we can change something based on the environment , a role, or anything else.</text:p>
                    </text:list-item>
                  </text:list>
                </text:list-item>
                <text:list-item>
                  <text:p text:style-name="P4">Gathering facts step of Ansible Playbook</text:p>
                  <text:list>
                    <text:list-item>
                      <text:p text:style-name="P4">This is going into the endhost, gathering lots of information and bringing it back so that we can use it for config management and orchestration.</text:p>
                    </text:list-item>
                    <text:list-item>
                      <text:p text:style-name="P4">Setup module</text:p>
                      <text:list>
                        <text:list-item>
                          <text:p text:style-name="P4">Used to look at all of the results that Ansible is going to bring back.</text:p>
                        </text:list-item>
                        <text:list-item>
                          <text:p text:style-name="P4">Command:</text:p>
                          <text:list>
                            <text:list-header>
                              <text:p text:style-name="P4">ansible -m setup &lt;urlURL&gt;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In the control directory run, </text:p>
                  <text:list>
                    <text:list-header>
                      <text:p text:style-name="P4">ansible -m setup &lt;databaseURL&gt;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">Variables: Defaults</text:p>
          <text:list>
            <text:list-item>
              <text:p text:style-name="P4">Info</text:p>
              <text:list>
                <text:list-item>
                  <text:p text:style-name="P4">Defaults</text:p>
                  <text:list>
                    <text:list-item>
                      <text:p text:style-name="P4">These are values that are specified by default.</text:p>
                    </text:list-item>
                    <text:list-item>
                      <text:p text:style-name="P4">In the 'Defaults/main.yaml'</text:p>
                    </text:list-item>
                    <text:list-item>
                      <text:p text:style-name="P4">If knowing that you are not going to be using this in a production environment, it is good to leave these as blank because an error will be returned.</text:p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In MySQL/Defaults/main.yaml</text:p>
                </text:list-item>
              </text:list>
            </text:list-item>
          </text:list>
        </text:list-item>
        <text:list-item>
          <text:p text:style-name="P4">Variables: vars</text:p>
          <text:list>
            <text:list-item>
              <text:p text:style-name="P4">Info</text:p>
              <text:list>
                <text:list-item>
                  <text:p text:style-name="P4">Objective:</text:p>
                  <text:list>
                    <text:list-item>
                      <text:p text:style-name="P4">Overriding defaults with our own values.</text:p>
                    </text:list-item>
                  </text:list>
                </text:list-item>
                <text:list-item>
                  <text:p text:style-name="P4">Keep variables simple</text:p>
                </text:list-item>
                <text:list-item>
                  <text:p text:style-name="P4">Variable Precedence (lowest to highest priority)</text:p>
                  <text:list>
                    <text:list-item>
                      <text:p text:style-name="P4"><text:a xlink:type="simple" xlink:href="http://docs.ansible.com/ansible/playbooks_variables.html#variable-precedence-where-should-i-put-a-variable" text:style-name="Internet_20_link" text:visited-style-name="Visited_20_Internet_20_Link">http://docs.ansible.com/ansible/playbooks_variables.html#variable-precedence-where-should-i-put-a-variable</text:a></text:p>
                      <text:list>
                        <text:list-item>
                          <text:p text:style-name="P4"><text:soft-page-break/>Variable hosts</text:p>
                        </text:list-item>
                        <text:list-item>
                          <text:p text:style-name="P4">-e command prompt</text:p>
                        </text:list-item>
                      </text:list>
                    </text:list-item>
                    <text:list-item>
                      <text:p text:style-name="P4">As you get closer to actual task definition execution layer, the higher the precedence.</text:p>
                    </text:list-item>
                  </text:list>
                </text:list-item>
                <text:list-item>
                  <text:p text:style-name="P4">Places you can inject vars</text:p>
                  <text:list>
                    <text:list-item>
                      <text:p text:style-name="P4">In 'vars/main.yaml'</text:p>
                      <text:list>
                        <text:list-item>
                          <text:p text:style-name="P4">Can inject a var from a role.</text:p>
                          <text:list>
                            <text:list-item>
                              <text:p text:style-name="P4">Downside: </text:p>
                              <text:list>
                                <text:list-item>
                                  <text:p text:style-name="P4">You have to go into your roles and inject variables for different roles inside those directories.</text:p>
                                </text:list-item>
                                <text:list-item>
                                  <text:p text:style-name="P4">Not as reusable.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">Can inject a var directly in a task.</text:p>
                        </text:list-item>
                        <text:list-item>
                          <text:p text:style-name="P4">Can inject in the play level.</text:p>
                        </text:list-item>
                        <text:list-item>
                          <text:p text:style-name="P4">Can inject in the 'includes' or inside of roles.</text:p>
                        </text:list-item>
                      </text:list>
                    </text:list-item>
                  </text:list>
                </text:list-item>
                <text:list-item>
                  <text:p text:style-name="P4">All vars are global scope. It's not that easy to change the scope.</text:p>
                </text:list-item>
                <text:list-item>
                  <text:p text:style-name="P4">3 levels</text:p>
                  <text:list>
                    <text:list-item>
                      <text:p text:style-name="P4">Defaults inside of the roles.</text:p>
                    </text:list-item>
                    <text:list-item>
                      <text:p text:style-name="P4">Role inclusions when instantiating a role.</text:p>
                    </text:list-item>
                    <text:list-item>
                      <text:p text:style-name="P4">A separate file.</text:p>
                      <text:list>
                        <text:list-item>
                          <text:p text:style-name="P4">Good to be used with a group_vars file.</text:p>
                        </text:list-item>
                        <text:list-item>
                          <text:p text:style-name="P4">Means it gets picked up automatically and you specify a file to work with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Work</text:p>
            </text:list-item>
          </text:list>
        </text:list-item>
        <text:list-item>
          <text:p text:style-name="P4">Variables: with_dict</text:p>
          <text:list>
            <text:list-item>
              <text:p text:style-name="P4">Info</text:p>
              <text:list>
                <text:list-item>
                  <text:p text:style-name="P4">Setting</text:p>
                  <text:list>
                    <text:list-item>
                      <text:p text:style-name="P4">One load balancer for multiple backend servers.</text:p>
                    </text:list-item>
                  </text:list>
                </text:list-item>
                <text:list-item>
                  <text:p text:style-name="P4">with_items</text:p>
                  <text:list>
                    <text:list-item>
                      <text:p text:style-name="P4">Used to pass multiple items in to iterate over.</text:p>
                    </text:list-item>
                  </text:list>
                </text:list-item>
                <text:list-item>
                  <text:p text:style-name="P4">with_dict</text:p>
                  <text:list>
                    <text:list-item>
                      <text:p text:style-name="P4">Takes a key-value mapping.</text:p>
                    </text:list-item>
                  </text:list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In nginx/default/main.yaml</text:p>
                </text:list-item>
              </text:list>
            </text:list-item>
          </text:list>
        </text:list-item>
        <text:list-item>
          <text:p text:style-name="P4">Selective Removal: shell, register, with_items, when</text:p>
          <text:list>
            <text:list-item>
              <text:p text:style-name="P4">Info</text:p>
              <text:list>
                <text:list-item>
                  <text:p text:style-name="P4">Tell ansible not just to create the site that you want, and make sure there are no other sites.</text:p>
                  <text:list>
                    <text:list-item>
                      <text:p text:style-name="P4">To do this, actively scrub out all sites.</text:p>
                    </text:list-item>
                  </text:list>
                </text:list-item>
                <text:list-item>
                  <text:p text:style-name="P4"/>
                </text:list-item>
              </text:list>
            </text:list-item>
            <text:list-item>
              <text:p text:style-name="P4">Work</text:p>
            </text:list-item>
          </text:list>
        </text:list-item>
        <text:list-item>
          <text:p text:style-name="P4">Variables: continued</text:p>
          <text:list>
            <text:list-item>
              <text:p text:style-name="P4">Info</text:p>
              <text:list>
                <text:list-item>
                  <text:p text:style-name="P4"/>
                </text:list-item>
              </text:list>
            </text:list-item>
            <text:list-item>
              <text:p text:style-name="P4">Work</text:p>
              <text:list>
                <text:list-item>
                  <text:p text:style-name="P4">s</text:p>
                </text:list-item>
              </text:list>
            </text:list-item>
          </text:list>
        </text:list-item>
        <text:list-item>
          <text:p text:style-name="P4">Variables: vars_files, group_vars</text:p>
          <text:list>
            <text:list-item>
              <text:p text:style-name="P4">Info</text:p>
              <text:list>
                <text:list-item>
                  <text:p text:style-name="P4"/>
                </text:list-item>
              </text:list>
            </text:list-item>
            <text:list-item>
              <text:p text:style-name="P4"><text:soft-page-break/>Work</text:p>
              <text:list>
                <text:list-item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Swekosky</meta:initial-creator>
    <meta:creation-date>2016-12-30T19:37:17</meta:creation-date>
    <dc:date>2017-01-04T19:19:19</dc:date>
    <dc:creator>Nick Swekosky</dc:creator>
    <meta:editing-duration>P4DT5H41M17S</meta:editing-duration>
    <meta:editing-cycles>656</meta:editing-cycles>
    <meta:generator>OpenOffice/4.1.1$Unix OpenOffice.org_project/411m6$Build-9775</meta:generator>
    <meta:document-statistic meta:table-count="0" meta:image-count="0" meta:object-count="0" meta:page-count="15" meta:paragraph-count="591" meta:word-count="3790" meta:character-count="20751"/>
  </office:meta>
</office:document-meta>
</file>